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line-height="100%"/>
      <style:text-properties fo:font-weight="bold" style:font-weight-asian="bold" style:font-weight-complex="bold"/>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transparent" loext:char-shading-value="0"/>
    </style:style>
    <style:style style:name="T4" style:family="text">
      <style:text-properties officeooo:rsid="001dcec5" fo:background-color="transparent" loext:char-shading-value="0"/>
    </style:style>
    <style:style style:name="T5" style:family="text">
      <style:text-properties fo:font-style="italic" fo:font-weight="normal" officeooo:rsid="00224abf" style:font-style-asian="italic" style:font-weight-asian="normal" style:font-style-complex="italic" style:font-weight-complex="normal"/>
    </style:style>
    <style:style style:name="T6" style:family="text">
      <style:text-properties fo:font-style="italic" fo:font-weight="normal" officeooo:rsid="002280d3"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WER = 5</text:span><text:span text:style-name="T6">1</text:span><text:span text:style-name="T5"> / 712 = 0.07</text:span><text:span text:style-name="T6">2</text:span><text:line-break/><text:line-break/>All right, the passage from career to retirement was longer than anticipated. I expected to walk out of the conference room, close the door, and become a different person. Instead, I found myself on a year-long journey of daily revelations<text:span text:style-name="T1">, </text:span>I envisioned an emotional roller coaster that would rattle my identity and upset myself esteem<text:span text:style-name="T1"> </text:span>what I felt during the actual transition was a sense of liberation experimentation and transformation. <text:line-break/><text:line-break/>I feared I would be considered unproductive and that I may become <text:span text:style-name="T1">unpredictive</text:span>. I learned during my <text:span text:style-name="T2">odyssey</text:span> that productivity could be redefined and that my definition was the only one that mattered. We <text:span text:style-name="T1">mayor</text:span> mortals are very bad at predicting the future. My worst fears didn't materialize. But expectation and worry and anxiety are frequent, <text:span text:style-name="T1">hob,</text:span> <text:span text:style-name="T1">goblins</text:span> of change<text:span text:style-name="T1">, </text:span>they cloud<text:span text:style-name="T1">, </text:span>our imagination and limit our choices<text:span text:style-name="T1">, </text:span>the objects of their desire live<text:span text:style-name="T1">. </text:span><text:line-break/><text:line-break/>Only in our minds, it helps to keep a keen eye on the present to avoid falling under their spell. It helps to allow for the possibility that there is an outcome that you have not even dreamed of. It helps just stay physically healthy and surround yourself with people who love and support you. <text:line-break/><text:line-break/>What <text:span text:style-name="T1">worried</text:span> me about retirement was<text:span text:style-name="T1">, </text:span>what could have happened. I could have spiraled into a depression, or floundered in the discomfort of the unfamiliar or I could have flourished<text:span text:style-name="T1"> </text:span>this time<text:span text:style-name="T1">. </text:span>I flourished<text:span text:style-name="T1"> </text:span>another time. I may have<text:span text:style-name="T1"> found it. </text:span>If I had been less healthy, less loved less supported. <text:line-break/><text:line-break/>We don't know how we will feel tomorrow, what our circumstances will be and who will accompany us on our ways. Our lives unfold in a constantly changing world. I had no idea that the entire world's landscape would be foreve<text:span text:style-name="T1">r. </text:span>Transformed by an aggressive novel coronavirus three months into my own personal transition. <text:line-break/><text:line-break/>Lockdowns quarantines virtual meetings and zoom holiday<text:span text:style-name="T1">. </text:span>Gatherings colored my individual metamorphosis and the lives of everyone living on the planet. We were all trying to hold on to our own personal roller coasters. Aren't we always<text:span text:style-name="T1"> </text:span>while trying to literally survive<text:span text:style-name="T1">, </text:span>a seismic shift in the world<text:span text:style-name="T1">? </text:span>We knew<text:span text:style-name="T1"> </text:span>the workplace was transformed. <text:line-break/><text:line-break/>I wasn't the only one getting used to a new metric for productivity<text:span text:style-name="T1"> </text:span>As more of us found ourselves confined to our living spaces<text:span text:style-name="T1">. </text:span>The old standards of hours worked and dollars paid no longer sufficed as a gauge for feeling useful<text:span text:style-name="T1"> </text:span>because I chose change<text:span text:style-name="T1">. </text:span>Before <text:span text:style-name="T1">coven</text:span> appeared, I had already started to take satisfaction from what had previously felt like chores<text:span text:style-name="T1"> </text:span>with more time<text:span text:style-name="T1">.</text:span> <text:line-break/><text:line-break/>I enjoyed gardening cooking and writing and viewed them as legitimate productivity. I even came to perceive the mere pursuit of enjoyment as productive<text:span text:style-name="T1"> </text:span>doing errands<text:span text:style-name="T1">.</text:span> <text:span text:style-name="T1">And</text:span> spending time with elderly relatives<text:span text:style-name="T1"> </text:span>reading a book all proved surprisingly productive<text:span text:style-name="T1">, </text:span><text:span text:style-name="T3"><text:s/></text:span><text:span text:style-name="T4">||</text:span><text:span text:style-name="T3"> </text:span><text:span text:style-name="T1">Bare</text:span> them productive <text:span text:style-name="T1">gratifying</text:span> <text:span text:style-name="T1">myself</text:span> esteem remained intact and was finally measured by me alone. <text:line-break/><text:line-break/>When <text:span text:style-name="T1">Cove had</text:span> hit, everyone started posting their bread making<text:span text:style-name="T1"> k</text:span>nitting and home improvement <text:span text:style-name="T1">promise</text:span>. Well I was in a self-. <text:span text:style-name="T1">Well</text:span>, I was in a self-imposed period of exploration<text:span text:style-name="T1">. </text:span>Many were simply trying to maintain their sanity. It's not that covid didn't affect me. I was just already in the process of figuring out how to navigate change<text:span text:style-name="T1">, </text:span>of course, there's change, and there's change<text:span text:style-name="T1">, </text:span>there's retirement and then there's <text:span text:style-name="T1">covet</text:span>, there's chosen change, and inflicted change. <text:line-break/><text:line-break/>It took a year for me to stop seeing my <text:span text:style-name="T1">ultra</text:span> egos as separate, and retirement<text:span text:style-name="T1">, </text:span>as an ending or a beginning. Now, I see it as an action that required a period of transition. <text:line-break/><text:soft-page-break/><text:line-break/>The professional life, the professional the wife, the mother, <text:span text:style-name="T1">this</text:span> daughter sister friend one <text:span text:style-name="T1">woman, l</text:span>iving one little life. One precious little life going through change after change. I've experienced 10,000 hours of change over the years, so I should be an expert by now. I'm not<text:span text:style-name="T1"> </text:span>two years after <text:span text:style-name="T1">covenant</text:span> struck at the beginning of his own retirement<text:span text:style-name="T1">.</text:span> <text:line-break/><text:line-break/>My husband died. Suddenly I was nearing the end of the first draft of my memoir about change. This memoir about change as illustrated by my retirement<text:span text:style-name="T1">, </text:span>there are no words to describe the scope of that loss. It put all other transitions into perspective, I have only just begun that passage, that's the best thing you ever written, righ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19T05:48:47.451000000</dc:date>
    <meta:editing-duration>PT10M26S</meta:editing-duration>
    <meta:editing-cycles>5</meta:editing-cycles>
    <meta:generator>LibreOffice/7.5.1.2$Windows_X86_64 LibreOffice_project/fcbaee479e84c6cd81291587d2ee68cba099e129</meta:generator>
    <meta:document-statistic meta:table-count="0" meta:image-count="0" meta:object-count="0" meta:page-count="2" meta:paragraph-count="1" meta:word-count="718" meta:character-count="4266" meta:non-whitespace-character-count="3525"/>
  </office:meta>
</office:document-meta>
</file>